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605e" officeooo:paragraph-rsid="0005605e"/>
    </style:style>
    <style:style style:name="P2" style:family="paragraph" style:parent-style-name="Footnote">
      <style:text-properties officeooo:rsid="0005605e" officeooo:paragraph-rsid="0005605e"/>
    </style:style>
    <style:style style:name="P3" style:family="paragraph" style:parent-style-name="Footnote">
      <style:text-properties style:font-name="Times New Roman" fo:font-size="10pt" style:font-size-asian="10pt" style:font-size-complex="10pt"/>
    </style:style>
    <style:style style:name="P4" style:family="paragraph" style:parent-style-name="Standard">
      <style:text-properties officeooo:rsid="0005605e" officeooo:paragraph-rsid="0005605e"/>
    </style:style>
    <style:style style:name="P5" style:family="paragraph" style:parent-style-name="Standard">
      <style:text-properties officeooo:rsid="00061865" officeooo:paragraph-rsid="00061865"/>
    </style:style>
    <style:style style:name="P6" style:family="paragraph" style:parent-style-name="Standard">
      <style:text-properties officeooo:rsid="0008b749" officeooo:paragraph-rsid="0008b749"/>
    </style:style>
    <style:style style:name="P7" style:family="paragraph" style:parent-style-name="Standard">
      <style:text-properties officeooo:rsid="000b4c9a" officeooo:paragraph-rsid="000b4c9a"/>
    </style:style>
    <style:style style:name="P8" style:family="paragraph" style:parent-style-name="Standard">
      <style:text-properties officeooo:rsid="00113a4a" officeooo:paragraph-rsid="00113a4a"/>
    </style:style>
    <style:style style:name="P9" style:family="paragraph" style:parent-style-name="Standard">
      <style:text-properties officeooo:rsid="00113a4a" officeooo:paragraph-rsid="001a9510"/>
    </style:style>
    <style:style style:name="P10" style:family="paragraph" style:parent-style-name="Standard">
      <style:text-properties officeooo:rsid="0012af3e" officeooo:paragraph-rsid="0012af3e"/>
    </style:style>
    <style:style style:name="P11" style:family="paragraph" style:parent-style-name="Standard">
      <style:text-properties officeooo:rsid="0013c693" officeooo:paragraph-rsid="0013c693"/>
    </style:style>
    <style:style style:name="P12" style:family="paragraph" style:parent-style-name="Standard">
      <style:text-properties officeooo:rsid="00152cb1" officeooo:paragraph-rsid="00152cb1"/>
    </style:style>
    <style:style style:name="P13" style:family="paragraph" style:parent-style-name="Standard">
      <style:paragraph-properties fo:margin-top="0cm" fo:margin-bottom="0.353cm" style:contextual-spacing="false"/>
      <style:text-properties officeooo:rsid="0005605e" officeooo:paragraph-rsid="00061865"/>
    </style:style>
    <style:style style:name="P14" style:family="paragraph" style:parent-style-name="Standard">
      <style:paragraph-properties fo:margin-top="0cm" fo:margin-bottom="0.423cm" style:contextual-spacing="false"/>
      <style:text-properties officeooo:paragraph-rsid="00061865"/>
    </style:style>
    <style:style style:name="P15" style:family="paragraph" style:parent-style-name="Standard">
      <style:paragraph-properties fo:margin-top="0cm" fo:margin-bottom="0.423cm" style:contextual-spacing="false"/>
      <style:text-properties officeooo:rsid="0005605e" officeooo:paragraph-rsid="00061865"/>
    </style:style>
    <style:style style:name="P16" style:family="paragraph" style:parent-style-name="Standard">
      <style:paragraph-properties fo:margin-top="0cm" fo:margin-bottom="0.423cm" style:contextual-spacing="false"/>
      <style:text-properties officeooo:paragraph-rsid="0006d514"/>
    </style:style>
    <style:style style:name="P17" style:family="paragraph" style:parent-style-name="Standard">
      <style:paragraph-properties fo:margin-top="0cm" fo:margin-bottom="0.423cm" style:contextual-spacing="false"/>
      <style:text-properties style:text-underline-style="solid" style:text-underline-width="auto" style:text-underline-color="font-color" officeooo:rsid="0006d514" officeooo:paragraph-rsid="0006d514"/>
    </style:style>
    <style:style style:name="P18" style:family="paragraph" style:parent-style-name="Standard">
      <style:paragraph-properties fo:margin-top="0cm" fo:margin-bottom="0.423cm" style:contextual-spacing="false"/>
      <style:text-properties style:text-underline-style="solid" style:text-underline-width="auto" style:text-underline-color="font-color" officeooo:rsid="0008b749" officeooo:paragraph-rsid="0008b749"/>
    </style:style>
    <style:style style:name="P19" style:family="paragraph" style:parent-style-name="Standard">
      <style:paragraph-properties fo:margin-top="0cm" fo:margin-bottom="0.423cm" style:contextual-spacing="false"/>
      <style:text-properties style:text-underline-style="solid" style:text-underline-width="auto" style:text-underline-color="font-color" officeooo:rsid="0008b749" officeooo:paragraph-rsid="000a260d"/>
    </style:style>
    <style:style style:name="P20" style:family="paragraph" style:parent-style-name="Standard">
      <style:paragraph-properties fo:margin-top="0cm" fo:margin-bottom="0.423cm" style:contextual-spacing="false"/>
      <style:text-properties style:text-underline-style="solid" style:text-underline-width="auto" style:text-underline-color="font-color" officeooo:rsid="0008b749" officeooo:paragraph-rsid="000dbe4f"/>
    </style:style>
    <style:style style:name="P21" style:family="paragraph" style:parent-style-name="Standard">
      <style:paragraph-properties fo:margin-top="0cm" fo:margin-bottom="0.423cm" style:contextual-spacing="false"/>
      <style:text-properties style:text-underline-style="solid" style:text-underline-width="auto" style:text-underline-color="font-color" officeooo:rsid="000cfc25" officeooo:paragraph-rsid="000cfc25"/>
    </style:style>
    <style:style style:name="P22" style:family="paragraph" style:parent-style-name="Standard">
      <style:paragraph-properties fo:margin-top="0cm" fo:margin-bottom="0.423cm" style:contextual-spacing="false"/>
      <style:text-properties style:text-underline-style="solid" style:text-underline-width="auto" style:text-underline-color="font-color" officeooo:rsid="000eb1b9" officeooo:paragraph-rsid="000faac8"/>
    </style:style>
    <style:style style:name="P23" style:family="paragraph" style:parent-style-name="Standard">
      <style:paragraph-properties fo:margin-top="0cm" fo:margin-bottom="0.423cm" style:contextual-spacing="false"/>
      <style:text-properties style:text-underline-style="solid" style:text-underline-width="auto" style:text-underline-color="font-color" officeooo:rsid="0013c693" officeooo:paragraph-rsid="0013c693"/>
    </style:style>
    <style:style style:name="P24" style:family="paragraph" style:parent-style-name="Standard">
      <style:paragraph-properties fo:margin-top="0cm" fo:margin-bottom="0.423cm" style:contextual-spacing="false"/>
      <style:text-properties officeooo:paragraph-rsid="0007e21d"/>
    </style:style>
    <style:style style:name="P25" style:family="paragraph" style:parent-style-name="Standard">
      <style:paragraph-properties fo:margin-top="0cm" fo:margin-bottom="0.423cm" style:contextual-spacing="false"/>
      <style:text-properties officeooo:rsid="0007e21d" officeooo:paragraph-rsid="0007e21d"/>
    </style:style>
    <style:style style:name="P26" style:family="paragraph" style:parent-style-name="Standard">
      <style:paragraph-properties fo:margin-top="0cm" fo:margin-bottom="0.423cm" style:contextual-spacing="false"/>
      <style:text-properties style:text-underline-style="none" officeooo:rsid="0018281d" officeooo:paragraph-rsid="0018281d"/>
    </style:style>
    <style:style style:name="P27" style:family="paragraph" style:parent-style-name="Footnote">
      <style:text-properties fo:font-size="10pt" style:font-size-asian="10pt" style:font-size-complex="10pt"/>
    </style:style>
    <style:style style:name="P28" style:family="paragraph" style:parent-style-name="Footnote">
      <style:text-properties style:font-name="Times New Roman" fo:font-size="10pt" style:font-size-asian="10pt" style:font-size-complex="10pt"/>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fo:font-style="normal" officeooo:rsid="0005605e" style:font-style-asian="normal"/>
    </style:style>
    <style:style style:name="T5" style:family="text">
      <style:text-properties fo:color="#000000" fo:font-style="normal" officeooo:rsid="000dbe4f" style:font-style-asian="normal"/>
    </style:style>
    <style:style style:name="T6" style:family="text">
      <style:text-properties fo:color="#000000" style:font-name="Helvetica" fo:font-size="12pt" style:font-size-asian="12pt"/>
    </style:style>
    <style:style style:name="T7" style:family="text">
      <style:text-properties fo:color="#000000" style:font-name="Helvetica" fo:font-size="12pt" fo:font-style="italic" style:font-size-asian="12pt" style:font-style-asian="italic"/>
    </style:style>
    <style:style style:name="T8" style:family="text">
      <style:text-properties fo:color="#000000" style:font-name="Helvetica" fo:font-size="12pt" fo:font-style="normal" style:font-size-asian="12pt" style:font-style-asian="normal"/>
    </style:style>
    <style:style style:name="T9" style:family="text">
      <style:text-properties fo:color="#000000" fo:font-size="12pt" style:font-size-asian="12pt"/>
    </style:style>
    <style:style style:name="T10" style:family="text">
      <style:text-properties fo:color="#000000" fo:font-size="12pt" fo:font-style="italic" style:font-size-asian="12pt" style:font-style-asian="italic"/>
    </style:style>
    <style:style style:name="T11" style:family="text">
      <style:text-properties fo:color="#000000" fo:font-size="12pt" fo:font-style="normal" style:font-size-asian="12pt" style:font-style-asian="normal"/>
    </style:style>
    <style:style style:name="T12" style:family="text">
      <style:text-properties fo:color="#000000" style:font-name="Times New Roman" fo:font-size="10pt" style:font-size-asian="10pt" style:font-size-complex="10pt"/>
    </style:style>
    <style:style style:name="T13" style:family="text">
      <style:text-properties fo:color="#000000" style:font-name="Times New Roman" fo:font-size="10pt" fo:font-style="italic" style:font-size-asian="10pt" style:font-style-asian="italic" style:font-size-complex="10pt"/>
    </style:style>
    <style:style style:name="T14" style:family="text">
      <style:text-properties fo:color="#000000" style:font-name="Times New Roman" fo:font-size="10pt" fo:font-style="normal" style:font-size-asian="10pt" style:font-style-asian="normal" style:font-size-complex="10pt"/>
    </style:style>
    <style:style style:name="T15" style:family="text">
      <style:text-properties fo:color="#000000" style:font-name="Times New Roman" fo:font-size="10pt" fo:font-style="normal" officeooo:rsid="00135550" style:font-size-asian="10pt" style:font-style-asian="normal" style:font-size-complex="10pt"/>
    </style:style>
    <style:style style:name="T16" style:family="text">
      <style:text-properties officeooo:rsid="00061865"/>
    </style:style>
    <style:style style:name="T17" style:family="text">
      <style:text-properties fo:font-style="italic" style:font-style-asian="italic"/>
    </style:style>
    <style:style style:name="T18" style:family="text">
      <style:text-properties fo:font-style="italic" officeooo:rsid="0006d514" style:font-style-asian="italic" style:font-style-complex="italic"/>
    </style:style>
    <style:style style:name="T19" style:family="text">
      <style:text-properties fo:font-style="italic" style:text-underline-style="none" officeooo:rsid="000cfc25" style:font-style-asian="italic" style:font-style-complex="italic"/>
    </style:style>
    <style:style style:name="T20" style:family="text">
      <style:text-properties officeooo:rsid="0006d514"/>
    </style:style>
    <style:style style:name="T21" style:family="text">
      <style:text-properties fo:font-style="normal" officeooo:rsid="0006d514" style:font-style-asian="normal" style:font-style-complex="normal"/>
    </style:style>
    <style:style style:name="T22" style:family="text">
      <style:text-properties fo:font-style="normal" officeooo:rsid="0007e21d"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0cfc25" style:font-style-asian="normal" style:font-style-complex="normal"/>
    </style:style>
    <style:style style:name="T25" style:family="text">
      <style:text-properties fo:font-style="normal" style:text-underline-style="none" officeooo:rsid="000dbe4f" style:font-style-asian="normal" style:font-style-complex="normal"/>
    </style:style>
    <style:style style:name="T26" style:family="text">
      <style:text-properties fo:font-style="normal" style:text-underline-style="none" officeooo:rsid="000eb1b9" style:font-style-asian="normal" style:font-style-complex="normal"/>
    </style:style>
    <style:style style:name="T27" style:family="text">
      <style:text-properties fo:font-style="normal" style:text-underline-style="none" officeooo:rsid="0016d72f" style:font-style-asian="normal" style:font-style-complex="normal"/>
    </style:style>
    <style:style style:name="T28" style:family="text">
      <style:text-properties fo:font-style="normal" style:text-underline-style="none" officeooo:rsid="0018281d" style:font-style-asian="normal" style:font-style-complex="normal"/>
    </style:style>
    <style:style style:name="T29" style:family="text">
      <style:text-properties fo:font-style="normal" style:text-underline-style="none" officeooo:rsid="0018685c" style:font-style-asian="normal" style:font-style-complex="normal"/>
    </style:style>
    <style:style style:name="T30" style:family="text">
      <style:text-properties officeooo:rsid="0007e21d"/>
    </style:style>
    <style:style style:name="T31" style:family="text">
      <style:text-properties officeooo:rsid="000809ae"/>
    </style:style>
    <style:style style:name="T32" style:family="text">
      <style:text-properties style:text-underline-style="none"/>
    </style:style>
    <style:style style:name="T33" style:family="text">
      <style:text-properties style:text-underline-style="none" officeooo:rsid="000a260d"/>
    </style:style>
    <style:style style:name="T34" style:family="text">
      <style:text-properties style:text-underline-style="none" officeooo:rsid="000b4c9a"/>
    </style:style>
    <style:style style:name="T35" style:family="text">
      <style:text-properties style:text-underline-style="none" officeooo:rsid="000cfc25"/>
    </style:style>
    <style:style style:name="T36" style:family="text">
      <style:text-properties style:text-underline-style="none" officeooo:rsid="000dbe4f"/>
    </style:style>
    <style:style style:name="T37" style:family="text">
      <style:text-properties style:text-underline-style="none" officeooo:rsid="000faac8"/>
    </style:style>
    <style:style style:name="T38" style:family="text">
      <style:text-properties style:text-underline-style="none" officeooo:rsid="00196902"/>
    </style:style>
    <style:style style:name="T39" style:family="text">
      <style:text-properties officeooo:rsid="0012af3e"/>
    </style:style>
    <style:style style:name="T40" style:family="text">
      <style:text-properties officeooo:rsid="00135550"/>
    </style:style>
    <style:style style:name="T41" style:family="text">
      <style:text-properties officeooo:rsid="0016d72f"/>
    </style:style>
    <style:style style:name="T42" style:family="text">
      <style:text-properties officeooo:rsid="001a95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e Study</text:p>
      <text:p text:style-name="P1">Soda</text:p>
      <text:p text:style-name="P1"/>
      <text:p text:style-name="P5">This chapter is concerned with different types of sodas; caustic, washing and bicarbonate. They are closely related chemically, but have different properties. <text:span text:style-name="T30">All three are effective grease removers, with caustic being the strongest and bicarbonate the weakest. As such, t</text:span>hey were and still are used for general household cleaning and stain removal, although the process of research demonstrated to me that bicarbonate was generally reserved for leavening in baking and for domestic medicine, which are both outside the scope of this thesis. </text:p>
      <text:p text:style-name="P6"/>
      <text:p text:style-name="P1">Washing soda is... </text:p>
      <text:p text:style-name="P7">Sodium carbonate</text:p>
      <text:p text:style-name="P7"/>
      <text:p text:style-name="P1">Described by Reeves as popular with working class women before WWI because as it was cheap, it was 'made to do a great deal' including children<text:span text:style-name="T16">'</text:span>s baths and hair washing.<text:note text:id="ftn1" text:note-class="footnote"><text:note-citation>1</text:note-citation><text:note-body><text:p text:style-name="P2">Reeves p61</text:p></text:note-body></text:note> From Reeves we see the kind of quantities that women would buy were large, 7 pounds at a time was regular and 3d was a usual price for this amount.<text:note text:id="ftn2" text:note-class="footnote"><text:note-citation>2</text:note-citation><text:note-body><text:p text:style-name="P3"><text:span text:style-name="T1">Reeves, Pember. </text:span><text:span text:style-name="T2">Round About a Pound a Week</text:span><text:span text:style-name="T3">. The English Working Class. <text:s/>New York: Garland Pub., 1980. </text:span><text:span text:style-name="T4">(p60)</text:span></text:p></text:note-body></text:note></text:p>
      <text:p text:style-name="P1"/>
      <text:p text:style-name="P1">Buying cheap soda could be perilous, as the causticity could be higher than expected and cause problems such as the example Reeves gave of a woman who ' scrubbed and washed and cleaned with it until her arms lost all their skin and she was taken into the workhouse infirmary with dangerous blood poisoning'.<text:note text:id="ftn3" text:note-class="footnote"><text:note-citation>3</text:note-citation><text:note-body><text:p text:style-name="P2">Reeves p61</text:p></text:note-body></text:note></text:p>
      <text:p text:style-name="P1"/>
      <text:p text:style-name="P1">Soda could be used alone or as an additive to soften water, which has the effect of requiring less soap. <text:span text:style-name="T42">In this way, it can be viewed as saving money on soap, and as it also reduces the scum formed <text:s/>it saves time on cleaning. </text:span>Water hardness was, and continues to be, a factor in why there are regional variations in preferences for detergents and even tea bags. <text:span text:style-name="T42">Understanding</text:span> of water hardness was included in home economics lessons, and manufacturers urged consumers to write away to their water board to find out what the level of hardness was in their area. </text:p>
      <text:p text:style-name="P1"/>
      <text:p text:style-name="P1">See Boots soda letters about Thawpits stopping production, leading to them only being able to sell prepacked rather than loose soda. </text:p>
      <text:p text:style-name="P1"/>
      <text:p text:style-name="P9">Washing soda was called upon in the <text:span text:style-name="T39">national </text:span>fight against <text:span text:style-name="T39">infestation with </text:span>bed-bugs <text:span text:style-name="T39">in 1933</text:span>, with beds to be dismantled and scrubbed with soap and soda.<text:note text:id="ftn9" text:note-class="footnote"><text:note-citation>4</text:note-citation><text:note-body><text:p text:style-name="P3"><text:span text:style-name="T1">"Infested New Houses: Salford's Measures National Campaign Possible." </text:span><text:span text:style-name="T2">The Manchester Guardian</text:span><text:span text:style-name="T3">, 12/12/1933.</text:span></text:p></text:note-body></text:note> <text:span text:style-name="T41">Washing soda placed on the cut root of a dandelion would kill it, readers of the household tips section of the Manchester Guardian were assured.</text:span><text:span text:style-name="T41"><text:note text:id="ftn17" text:note-class="footnote"><text:note-citation>5</text:note-citation><text:note-body><text:p text:style-name="Footnote"><text:span text:style-name="T1">"Dandelions." </text:span><text:span text:style-name="T2">The Manchester Guardian</text:span><text:span text:style-name="T3">, 01/07/1936 1936.</text:span></text:p></text:note-body></text:note></text:span><text:span text:style-name="T41"> Washing soda was also mixed with copper sulphate and water, then put to use in the garden against rust, which specifically troubled snapdragons,</text:span><text:span text:style-name="T41"><text:note text:id="ftn15" text:note-class="footnote"><text:note-citation>6</text:note-citation><text:note-body><text:p text:style-name="Footnote"><text:span text:style-name="T1">"An Antirrhinum Menace: How Gardeners Should Combat It." </text:span><text:span text:style-name="T2">The Manchester Guardian</text:span><text:span text:style-name="T3">, 21/03/1936 1936.</text:span></text:p></text:note-body></text:note></text:span><text:span text:style-name="T41"> as well as being a preventative treatment for potato blight.</text:span><text:span text:style-name="T41"><text:note text:id="ftn20" text:note-class="footnote"><text:note-citation>7</text:note-citation><text:note-body><text:p text:style-name="P27"><text:span text:style-name="T1">"Two Potato Diseases." </text:span><text:span text:style-name="T2">The Manchester Guardian</text:span><text:span text:style-name="T3">, 22/03/1941 1941.</text:span></text:p><text:p text:style-name="Footnote"/></text:note-body></text:note></text:span><text:span text:style-name="T41"> Combatting potato blight was especially important during the Grow More Food or Dig for Britain campaign. </text:span></text:p>
      <text:p text:style-name="P8"/>
      <text:p text:style-name="P10">Very often, no precise measurement is given for the amount of soda to be used. Descriptions such as "a little" abound, meaning that each person's experience is going to be varied, depending on their personal interpretation of the instruction. Sometimes more <text:span text:style-name="T40">precise </text:span>detail is provided about the amount which should be used for <text:span text:style-name="T40">successful</text:span> results, as in this example where the lump of washing <text:soft-page-break/>soda is "about the size of a sixpenny piece",<text:note text:id="ftn10" text:note-class="footnote"><text:note-citation>8</text:note-citation><text:note-body><text:p text:style-name="Footnote"><text:span text:style-name="T12">"Shoes at the Seaside." </text:span><text:span text:style-name="T13">The Manchester Guardian</text:span><text:span text:style-name="T14">, 07/08/1934 </text:span><text:span text:style-name="T15">p6</text:span></text:p></text:note-body></text:note> <text:span text:style-name="T40">or "about the size of a walnut".</text:span><text:span text:style-name="T40"><text:note text:id="ftn11" text:note-class="footnote"><text:note-citation>9</text:note-citation><text:note-body><text:p text:style-name="P3"><text:span text:style-name="T1">Dixon, Joan, and Kathleen E. Fletcher. 3rd ed. <text:s/>London: Pitman, 1974.</text:span></text:p></text:note-body></text:note></text:span></text:p>
      <text:p text:style-name="P10"/>
      <text:p text:style-name="P11">The descriptions of stain removal in the Manchester Guardian can be lovely vignettes of domestic life. On the subject of marble mantlepieces, which "soon become stained with smoke underneath and on top by cigarette ends or spilt liquid", readers imagine convivial drinks and cigarettes near the fireplace. The housewife is urged to take preventative action by cleaning the marble wit furniture cream at the same time as the furniture. To remove the smoke stains underneath, pumice stone, whiting and powdered washing soda are mixed to a paste.<text:note text:id="ftn13" text:note-class="footnote"><text:note-citation>10</text:note-citation><text:note-body><text:p text:style-name="Footnote"><text:span text:style-name="T1">"Mantlepiece Stains." </text:span><text:span text:style-name="T2">The Manchester Guardian</text:span><text:span text:style-name="T3">, 08/11/1934 1934.</text:span></text:p></text:note-body></text:note> </text:p>
      <text:p text:style-name="P11"/>
      <text:p text:style-name="P12">Explanations for the use of washing soda could occasionally be found in newspaper articles such as "Science and Housekeeping", which detailed why hard water should be softened in order to lather soap better, and that caustic soda can be used to neutralise acid from the "wireless accumulator" to stop it burning a hole in the carpet, and a weak solution of soda can be used to soothe sore eyes from over-chlorinated swimming pools.<text:note text:id="ftn14" text:note-class="footnote"><text:note-citation>11</text:note-citation><text:note-body><text:p text:style-name="Footnote"><text:span text:style-name="T1">"Science and Housekeeping: Some Small Points." </text:span><text:span text:style-name="T2">The Manchester Guardian</text:span><text:span text:style-name="T3">, 27/08/1935 1935.</text:span></text:p></text:note-body></text:note> </text:p>
      <text:p text:style-name="P16"/>
      <text:p text:style-name="P18">Caustic soda</text:p>
      <text:p text:style-name="P20"><text:span text:style-name="T33">Sodium hydroxide is also known as lye, or caustic soda. It is not to be confused with lunar caustic, which is silver nitrate. </text:span><text:span text:style-name="T34">Sodium hydroxide is a</text:span><text:span text:style-name="T33"> strong base, or alkali, it can cause burns to </text:span><text:span text:style-name="T34">living tissues if splashed and not neutralised or rinsed off immediately. This requires care to be exercised in its domestic use. </text:span><text:span text:style-name="T35">Most writing on caustic soda is concerned with its industrial production or manufacturing uses </text:span><text:span text:style-name="T36">which includes company doctors sharing information on treating factory accidents</text:span><text:span text:style-name="T36"><text:note text:id="ftn6" text:note-class="footnote"><text:note-citation>12</text:note-citation><text:note-body><text:p text:style-name="P3"><text:span text:style-name="T1">Terry, H. "Caustic Soda Burns: Their Prevention and Treatment." </text:span><text:span text:style-name="T2">The British Medical Journal </text:span><text:span text:style-name="T3">1, no. 4302 (1943): 756-57. <text:s/></text:span><text:span text:style-name="T5">Terry was employed by ICI. </text:span></text:p></text:note-body></text:note></text:span><text:span text:style-name="T35">, rather than the domestic uses. Where use at home is mentioned </text:span><text:span text:style-name="T36">in professional publications</text:span><text:span text:style-name="T35">, it is in relation to accidents, </text:span><text:span text:style-name="T36">especially</text:span><text:span text:style-name="T35"> fatal poisonings. Although it burns in the mouth, Pearn </text:span><text:span text:style-name="T19">et al</text:span><text:span text:style-name="T24"> describe how in clinical practice this sensation leads to either spitting it out, or a reflex swallow, with dire consequences.</text:span><text:span text:style-name="T24"><text:note text:id="ftn4" text:note-class="footnote"><text:note-citation>13</text:note-citation><text:note-body><text:p text:style-name="P27"><text:span text:style-name="T1">Pearn, J., J. Nixon, A. Ansford, and A. Corcoran. "Accidental Poisoning in Childhood : Five Year Urban Population Study with 15 Year Analysis of Fatality." </text:span><text:span text:style-name="T2">British Medical Journal </text:span><text:span text:style-name="T3">288, no. 6410 (1984): 44-46.</text:span></text:p></text:note-body></text:note></text:span></text:p>
      <text:p text:style-name="P21"><text:span text:style-name="T23">However, the number of fatal accidental poisonings occurring in the </text:span><text:span text:style-name="T25">British </text:span><text:span text:style-name="T23">home </text:span><text:span text:style-name="T27">wa</text:span><text:span text:style-name="T23">s low for caustic soda, </text:span><text:span text:style-name="T26">responsible for 7 deaths in children under 10 years old between 1931 and 1935,</text:span><text:span text:style-name="T26"><text:note text:id="ftn7" text:note-class="footnote"><text:note-citation>14</text:note-citation><text:note-body><text:p text:style-name="P3"><text:span text:style-name="T1">Craig, J. O. "Emergencies in General Practice: Poisons Children Swallow." </text:span><text:span text:style-name="T2">The British Medical Journal </text:span><text:span text:style-name="T3">2, no. 4954 (1955): 1496-98.</text:span></text:p></text:note-body></text:note></text:span><text:span text:style-name="T26"> </text:span><text:span text:style-name="T23">with the chemical being classed as a "corrosive", joining cresol, phenol and unspecified acids to kill a total of 16 children between 1958 and 1977.</text:span><text:span text:style-name="T23"><text:note text:id="ftn5" text:note-class="footnote"><text:note-citation>15</text:note-citation><text:note-body><text:p text:style-name="Footnote"><text:span text:style-name="T12">Fraser, Neil C. "Accidental Poisoning Deaths in British Children 1958-77." </text:span><text:span text:style-name="T13">The British Medical Journal </text:span><text:span text:style-name="T14">280, no. 6231 (1980): 1595-98.</text:span></text:p></text:note-body></text:note></text:span><text:span text:style-name="T23"> </text:span><text:span text:style-name="T26">These figures also show a decreased prevalence of poisoning with caustic soda, indicating perhaps that its presence in the home diminished over this period. </text:span><text:span text:style-name="T28">Accidents were sometimes reported in newspapers, such as when a twelve-month old child picked up caustic soda flakes that his older sister had placed on the table and put them to his mouth.</text:span><text:span text:style-name="T28"><text:note text:id="ftn18" text:note-class="footnote"><text:note-citation>16</text:note-citation><text:note-body><text:p text:style-name="Footnote"><text:span text:style-name="T1">"Ten Calls for Ambulance: Bolton's Bad Night." </text:span><text:span text:style-name="T2">The Manchester Guardian</text:span><text:span text:style-name="T3">, 04/08/1937.</text:span></text:p></text:note-body></text:note></text:span><text:span text:style-name="T28"> </text:span><text:span text:style-name="T29">When reported like this, people could imagine a similar accident happening in their household, so could have a preventative effect.</text:span></text:p>
      <text:p text:style-name="P23"><text:span text:style-name="T26">C</text:span><text:span text:style-name="T23">austic soda could be used to remove old paint,</text:span><text:span text:style-name="T23"><text:note text:id="ftn12" text:note-class="footnote"><text:note-citation>17</text:note-citation><text:note-body><text:p text:style-name="P3"><text:span text:style-name="T1">"The Monster: A Kitchen Transformation." </text:span><text:span text:style-name="T2">The Manchester Guardian</text:span><text:span text:style-name="T3">, 02/11/1932 1932.</text:span></text:p></text:note-body></text:note></text:span><text:span text:style-name="T23"> </text:span><text:span text:style-name="T27">and although there were paint strippers available, it was a good option for those followers of furniture fashion who already had it at home. </text:span></text:p>
      <text:p text:style-name="P19"><text:soft-page-break/><text:span text:style-name="T32">Caustic soda also found use in the garden, where it could be used to help remove tree stumps.</text:span><text:span text:style-name="T32"><text:note text:id="ftn0" text:note-class="footnote"><text:note-citation>18</text:note-citation><text:note-body><text:p text:style-name="Footnote"><text:span text:style-name="T1">Duckham, Alexander. "Removing Stumps of Oaks." </text:span><text:span text:style-name="T2">The Times </text:span><text:span text:style-name="T3"><text:s/>(28/07/1930 1930): 18.</text:span></text:p></text:note-body></text:note></text:span><text:span text:style-name="T32"> This recommendation came via The Times letters page, with specific reference to oak, suggesting a large or well established garden. The letters page was regularly used for sharing advice about the use of household chemicals for various tasks. </text:span></text:p>
      <text:p text:style-name="P22"><text:span text:style-name="T32">Caustic soda could be used </text:span><text:span text:style-name="T38">for harm, as a type of acid attack, following the typical pattern of spurned lover</text:span><text:span text:style-name="T38"><text:note text:id="ftn19" text:note-class="footnote"><text:note-citation>19</text:note-citation><text:note-body><text:p text:style-name="Footnote"><text:span text:style-name="T1">"The Manchester Assizes: A Lover's "Brutal Revenge"." </text:span><text:span text:style-name="T2">The Manchester Guardian</text:span><text:span text:style-name="T3">, 24/04/1940 1940, 10.</text:span></text:p></text:note-body></text:note></text:span><text:span text:style-name="T37"> detailed in a report on a clash between police and anti-racism protestors following a National Front march in Lewisham, 1977.</text:span><text:span text:style-name="T37"><text:note text:id="ftn8" text:note-class="footnote"><text:note-citation>20</text:note-citation><text:note-body><text:p text:style-name="Footnote"><text:span text:style-name="T1">Trace, T. "Personal View." </text:span><text:span text:style-name="T2">The British Medical Journal </text:span><text:span text:style-name="T3">2, no. 6090 (1977): 825.</text:span></text:p></text:note-body></text:note></text:span></text:p>
      <text:p text:style-name="P26">Stricter controls on the sale of caustic soda were suggested in 1935, at a meeting of the British Association of Chemists, in a discussion on the control of poisons.<text:note text:id="ftn16" text:note-class="footnote"><text:note-citation>21</text:note-citation><text:note-body><text:p text:style-name="Footnote"><text:span text:style-name="T1">"Control and Sale of Poisons." </text:span><text:span text:style-name="T2">The Manchester Guardian</text:span><text:span text:style-name="T3">, 02/12/1935 1935.</text:span></text:p></text:note-body></text:note> </text:p>
      <text:p text:style-name="P16"/>
      <text:p text:style-name="P17">Sodium bicarbonate</text:p>
      <text:p text:style-name="P16">Sodium bicarbonate is today touted as a cleaning material that our grandmothers used; the fine white crystalline powder is gently abrasive when used as a paste on hard surfaces, it makes an alkaline solution that is not painfully caustic, it <text:span text:style-name="T20">is </text:span>in toothpaste so it must be safe to put in our mouths, it benignly absorbs peculiar smells in the fridge. <text:span text:style-name="T20">Depending on the sources interrogated, bicarbonate of soda was not often recommended for household cleaning. For instance, <text:s/></text:span><text:span text:style-name="T18">The Times</text:span><text:span text:style-name="T21"> does not mention bicarbon</text:span><text:span text:style-name="T22">ate </text:span><text:span text:style-name="T21">in relation to cleaning until 1970, when it recommends it for cleaning a new freezer. Newspapers such as the Guardian, the Daily Express and Daily Mirror which were read by the middle and working classes, included household hints featuring bicarbonate from the 1930s. </text:span></text:p>
      <text:p text:style-name="P16"/>
      <text:p text:style-name="P16">Possibly some confusion comes from the use of the term soda, where it usually refers to washing soda. This is the closely related chemical, sodium carbonate which has similar properties of being alkaline, and <text:s/>can be used for similar cleaning tasks. It generally comes in larger lumps and is not intended for consumption or intimate uses such as face washes or toothpaste. Harold Wilson reminisced about a time when camping with the boy scouts he mistakenly used washing soda instead of baking soda when preparing the cabbage (it was inedible, though some would say that cabbage cooked with baking soda is also inedible – there was much debate about the proper cooking of vegetables during WW2). </text:p>
      <text:p text:style-name="P14">These names, washing soda and baking soda, indicate their principle uses. Focussing on baking soda, it’s food related uses are thanks to the giving off of carbon dioxide when it reacts with an acid. This means it makes baked goods rise, drinks effervescent</text:p>
      <text:p text:style-name="P14"/>
      <text:p text:style-name="P24"><text:span text:style-name="T30">The visibility of bicarbonate of soda or baking soda in Britain can be compared to the United States, where branded baking soda was heavily promoted in specialist publications and in mass media. </text:span>In an American nursing journal, Church &amp; Dwight regularly placed adverts for the medical uses of baking soda. The company promoted their two brands Cow, and Arm &amp; Hammer, which they assured readers were always at hand in the domestic environment. Cleaning baby bottles is the principle non-internal use listed, which implies regular, economical and gentle use, not leaving any harmful or distasteful residue for the baby. Readers are advised to send for a booklet that outlines <text:soft-page-break/>“<text:span text:style-name="T17">The Usefulness of Soda</text:span>”. Church &amp; Dwight produced a variety of almanacs as well as recipes and household hints in which they encouraged the choice of bicarbonate of soda for various domestic uses. According to the 1950s Church &amp; Dwight focused their efforts on promoting non-food uses of their products, which saw the publication of the <text:span text:style-name="T17">Usefulness of Soda</text:span> booklet. However, it was not the first time that the company had done this. Their 1935 booklet <text:span text:style-name="T17">It’s in Knowing How to Use It</text:span> presented baking, stain removal, garden and garage uses. </text:p>
      <text:p text:style-name="P25">These promotional booklets for baking soda appear to be uniquely American, as no equivalent appears to have been produced or distributed by British firms. The <text:span text:style-name="T31">booklets are not kept by the British Library, or the Bodlian, and are not available from British second hand booksellers. This, and the lack of advertising, suggests that British producers of bicarbonate of soda were not interested in increasing their sales of this product, or achieving any particular brand recognition. </text:span></text:p>
      <text:p text:style-name="P13">During the Second World War, The Ministry of Food placed newspaper adverts in the form of hints and recipes that referenced kitchen uses of bicarbonate of soda beyond leavening that would help alleviate problems encountered during rationing. This included to reduce the amount of sugar required to sweeten fruits and in cooking dried pulses. Baking soda was recommended as first aid for stings and burns, exposure to mustard gas, as well as a remedy for indigestion. Medical and beauty uses dominate the newspaper promotions of sodium bicarbonate. </text:p>
      <text:p text:style-name="P14">Newspapers carried occasional stories about bicarbonate of soda fire extinguishers that contained this substance were remarked on and advertised and in 1965 a large batch fitted to invalid carriages were recalled due to a problem with the bracket (not any thing to do about the efficacy of the system when deployed correctly). </text:p>
      <text:p text:style-name="P14">Newspaper reports went into a surprising amount of detail when discussing the use of bicarbonate of soda in the production of crack cocaine. Although not a regular domestic use, newspapers reported on the topic as if it were something that anybody could do at home, a new incarnation of kitchen chemistry. apparently fascinated by the juxtaposition of an ordinary domestic substance being implicated in the homemade conversion of old fashioned cocaine into a new dangerous form of drug. The restriction of sodium bicarbonate because of this was not raised in the mainstream media or in parliamentary debate. Trying to control this everyday substance because of a tiny minority of people would have not only been very difficult to do, but would have caused uproar and ridicule. However, this could be compared to citric acid, which although it because of its role in heroin injection was restricted it was a much less commonly used substance, generally obtained from a pharmacy, rather than the grocery shelves and therefore not so much in the public eye. Domestic users of sodium citrate or citric acid were jam makers and home brewers, both wine and beer, where home brewing enthusiasts could go to specialist shops or mail order for supplies. Sodium citrate was suggested in domestic recipes as an alternative to fresh lemon juice, essentially meaning that it was a good substitute when lemons were scarce during WW2 for instance, but the crystalline chemical was generally unnecessary for most home uses.</text:p>
      <text:p text:style-name="P15">Only three times was it mentioned in The Times in relation to cleaning or to stain removal: once in 1970 in relation to combating a funny smell in defrosted freezers, in a 1978 book review of Victorian clothes cleaning and the other was not a domestic use but in relation to the removal of coal tar waterproofing inside the Statue of Liberty through a specially developed kind of sandblasting, but with bicarbonate. It was also connected with stains left on her face by a leak of the substance through gaps created by the removal of the coal 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5T21:51:55.921596000</meta:creation-date>
    <dc:date>2014-06-11T15:09:30.395980000</dc:date>
    <meta:editing-duration>PT4H18M21S</meta:editing-duration>
    <meta:editing-cycles>9</meta:editing-cycles>
    <meta:generator>LibreOffice/4.2.4.2$MacOSX_x86 LibreOffice_project/63150712c6d317d27ce2db16eb94c2f3d7b699f8</meta:generator>
    <meta:document-statistic meta:table-count="0" meta:image-count="0" meta:object-count="0" meta:page-count="4" meta:paragraph-count="51" meta:word-count="2398" meta:character-count="14789" meta:non-whitespace-character-count="12417"/>
  </office:meta>
</office:document-meta>
</file>